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style:text-properties style:font-name="Arial" fo:font-weight="bold" officeooo:rsid="0019e051" style:font-name-asian="Arial1" style:font-weight-asian="bold" style:font-name-complex="Arial1"/>
    </style:style>
    <style:style style:name="P6" style:family="paragraph" style:parent-style-name="Standard">
      <style:text-properties style:font-name="Arial" fo:font-weight="bold" officeooo:rsid="0019e051" officeooo:paragraph-rsid="0019e051" style:font-name-asian="Arial1" style:font-weight-asian="bold" style:font-name-complex="Arial1"/>
    </style:style>
    <style:style style:name="P7" style:family="paragraph" style:parent-style-name="Standard">
      <style:text-properties style:font-name="Arial" style:font-name-asian="Arial1" style:font-name-complex="Arial1"/>
    </style:style>
    <style:style style:name="P8" style:family="paragraph" style:parent-style-name="Standard">
      <style:text-properties style:font-name="Arial" officeooo:rsid="0019e051" officeooo:paragraph-rsid="0019e051" style:font-name-asian="Arial1" style:font-name-complex="Arial1"/>
    </style:style>
    <style:style style:name="P9" style:family="paragraph" style:parent-style-name="Standard">
      <style:text-properties style:font-name="Arial" officeooo:rsid="001b3c6a" officeooo:paragraph-rsid="001b3c6a" style:font-name-asian="Arial1" style:font-name-complex="Arial1"/>
    </style:style>
    <style:style style:name="P10" style:family="paragraph" style:parent-style-name="Standard">
      <style:text-properties style:font-name="Arial" officeooo:rsid="001d218e" officeooo:paragraph-rsid="001d218e" style:font-name-asian="Arial1" style:font-name-complex="Arial1"/>
    </style:style>
    <style:style style:name="P11" style:family="paragraph" style:parent-style-name="Standard">
      <style:text-properties style:font-name="Arial" officeooo:rsid="001e96d5" officeooo:paragraph-rsid="001e96d5" style:font-name-asian="Arial1" style:font-name-complex="Arial1"/>
    </style:style>
    <style:style style:name="P12" style:family="paragraph" style:parent-style-name="Standard">
      <style:text-properties style:font-name="Arial" officeooo:rsid="001fd2b4" officeooo:paragraph-rsid="001fd2b4" style:font-name-asian="Arial1" style:font-name-complex="Arial1"/>
    </style:style>
    <style:style style:name="P13" style:family="paragraph" style:parent-style-name="Standard">
      <style:text-properties style:font-name="Arial" officeooo:rsid="0021cffb" officeooo:paragraph-rsid="0021cffb" style:font-name-asian="Arial1" style:font-name-complex="Arial1"/>
    </style:style>
    <style:style style:name="P14" style:family="paragraph" style:parent-style-name="Standard">
      <style:text-properties officeooo:rsid="001e96d5" officeooo:paragraph-rsid="001e96d5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officeooo:rsid="0022d5e4"/>
    </style:style>
    <style:style style:name="T4" style:family="text">
      <style:text-properties officeooo:rsid="002474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5</text:span></text:p>
      <text:p text:style-name="P2">1. What is the output of the below code:</text:p>
      <text:p text:style-name="P2">StringBuffer s = new StringBuffer("Hello");</text:p>
      <text:p text:style-name="P2">StringBuffer s1 = new StringBuffer("World");</text:p>
      <text:p text:style-name="P2">s.append(s1);</text:p>
      <text:p text:style-name="P2">System.out.println(s);</text:p>
      <text:p text:style-name="P1">A) Hello</text:p>
      <text:p text:style-name="P1">B) World</text:p>
      <text:p text:style-name="P1">C) Hello World</text:p>
      <text:p text:style-name="P1">D) Compilation Fails</text:p>
      <text:p text:style-name="P1"/>
      <text:p text:style-name="P8">Ans:D</text:p>
      <text:p text:style-name="P2">2. What is the ouput of the below syntax:</text:p>
      <text:p text:style-name="P2">String s = "IDEAL";</text:p>
      <text:p text:style-name="P2">System.out.println(s.substring(0, s.length()-1)+(s.charAt(s.length()-1)));</text:p>
      <text:p text:style-name="P1">A) IDE</text:p>
      <text:p text:style-name="P1">B) IDEAL</text:p>
      <text:p text:style-name="P1">C) IDEA</text:p>
      <text:p text:style-name="P1">D) Compilation Fails</text:p>
      <text:p text:style-name="P5"/>
      <text:p text:style-name="P6">Ans:B</text:p>
      <text:p text:style-name="P2"/>
      <text:p text:style-name="P2">3. What is the output of the below code:</text:p>
      <text:p text:style-name="P2">class Test{</text:p>
      <text:p text:style-name="P2">public static void main(String[] args) {</text:p>
      <text:p text:style-name="P2">StringBuffer buffer = new StringBuffer("HelloWorld");</text:p>
      <text:p text:style-name="P2">buffer.insert(5, "test");</text:p>
      <text:p text:style-name="P2">System.out.println(buffer);</text:p>
      <text:p text:style-name="P2">}</text:p>
      <text:p text:style-name="P2">}</text:p>
      <text:p text:style-name="P1">A) Hellotest</text:p>
      <text:p text:style-name="P1">B) HellotestWorld</text:p>
      <text:p text:style-name="P1"><text:soft-page-break/>C) Compilation fails</text:p>
      <text:p text:style-name="P1">D) Runtime error</text:p>
      <text:p text:style-name="P1"/>
      <text:p text:style-name="P8">Ans:b</text:p>
      <text:p text:style-name="P2">4. What is the output of the below code:</text:p>
      <text:p text:style-name="P2">public class Test{</text:p>
      <text:p text:style-name="P2">public static void main(String[] args) {</text:p>
      <text:p text:style-name="P2">String s = new String("IBM");</text:p>
      <text:p text:style-name="P2">System.out.println(s.length());</text:p>
      <text:p text:style-name="P2">}</text:p>
      <text:p text:style-name="P2">}</text:p>
      <text:p text:style-name="P1">A) 2</text:p>
      <text:p text:style-name="P1">B) 3</text:p>
      <text:p text:style-name="P1">C) Compilation fails</text:p>
      <text:p text:style-name="P1">D) runtime error</text:p>
      <text:p text:style-name="P8">Ans:b</text:p>
      <text:p text:style-name="P1"/>
      <text:p text:style-name="P2">5. What is the output of the below code:</text:p>
      <text:p text:style-name="P2">class Test{</text:p>
      <text:p text:style-name="P2">public static void main(String[] args) {</text:p>
      <text:p text:style-name="P2">String str = "Good Morning";</text:p>
      <text:p text:style-name="P2">str.concat("Hello");</text:p>
      <text:p text:style-name="P2">System.out.println(str);</text:p>
      <text:p text:style-name="P2">}</text:p>
      <text:p text:style-name="P2">}</text:p>
      <text:p text:style-name="P1">A) Good Morning</text:p>
      <text:p text:style-name="P1">B) Good Morning Hello</text:p>
      <text:p text:style-name="P1">C) Compilation fails</text:p>
      <text:p text:style-name="P1">D) runtime error</text:p>
      <text:p text:style-name="P1"/>
      <text:p text:style-name="P8">Ans:a</text:p>
      <text:p text:style-name="P2">6. What is the output of the below code:</text:p>
      <text:p text:style-name="P2"><text:soft-page-break/>class Test{</text:p>
      <text:p text:style-name="P2">public static void main(String[] args) {</text:p>
      <text:p text:style-name="P2">StringBuffer buffer = new StringBuffer("Good");</text:p>
      <text:p text:style-name="P2">buffer.reverse();</text:p>
      <text:p text:style-name="P2">System.out.println(buffer);</text:p>
      <text:p text:style-name="P2">}</text:p>
      <text:p text:style-name="P2">}</text:p>
      <text:p text:style-name="P1">A) dooG</text:p>
      <text:p text:style-name="P1">B) Good</text:p>
      <text:p text:style-name="P1">C) Compilation fails</text:p>
      <text:p text:style-name="P1">D) runtime error</text:p>
      <text:p text:style-name="P8">Ans:a</text:p>
      <text:p text:style-name="P1"/>
      <text:p text:style-name="P2">7. What is the output of the below code:</text:p>
      <text:p text:style-name="P2">public class DemoProgram {</text:p>
      <text:p text:style-name="P2">public static void main(String[] args) {</text:p>
      <text:p text:style-name="P2">System.out.println(5+4+"String"+7+1);</text:p>
      <text:p text:style-name="P2">}}</text:p>
      <text:p text:style-name="P1">A) 54String71</text:p>
      <text:p text:style-name="P1">B) 9String8</text:p>
      <text:p text:style-name="P1">C) 9String71</text:p>
      <text:p text:style-name="P1">D) 54String8</text:p>
      <text:p text:style-name="P1"/>
      <text:p text:style-name="P8">Ans:c</text:p>
      <text:p text:style-name="P1"/>
      <text:p text:style-name="P1"/>
      <text:p text:style-name="P1"/>
      <text:p text:style-name="P1"/>
      <text:p text:style-name="P2">8. What is the output of the below code:</text:p>
      <text:p text:style-name="P2">public class DemoProgram {</text:p>
      <text:p text:style-name="P2">public static void main(String[] args) {</text:p>
      <text:p text:style-name="P2">String str = "Hello World";</text:p>
      <text:p text:style-name="P2"><text:soft-page-break/>str.addAtIndex(5,"test");</text:p>
      <text:p text:style-name="P2">}</text:p>
      <text:p text:style-name="P2">}</text:p>
      <text:p text:style-name="P1">A) HellotestWorld</text:p>
      <text:p text:style-name="P1">B) Hellotest</text:p>
      <text:p text:style-name="P1">C) Compilation fails</text:p>
      <text:p text:style-name="P1">D) runtime error</text:p>
      <text:p text:style-name="P1"/>
      <text:p text:style-name="P8">Ans:c</text:p>
      <text:p text:style-name="P1"/>
      <text:p text:style-name="P2">9. What is the output of the above code?</text:p>
      <text:p text:style-name="P2">class SuperClass {</text:p>
      <text:p text:style-name="P2">public int doIt(String str, Integer... data)throws ArrayIndexOutOfBoundsException{</text:p>
      <text:p text:style-name="P2">String signature = "(String, Integer[])";</text:p>
      <text:p text:style-name="P2">System.out.println(str + " " + signature);</text:p>
      <text:p text:style-name="P2">return 1;</text:p>
      <text:p text:style-name="P2">}}</text:p>
      <text:p text:style-name="P2">public class Test extends SuperClass{</text:p>
      <text:p text:style-name="P2">public int doIt(String str, Integer... data) throws Exception</text:p>
      <text:p text:style-name="P2">{</text:p>
      <text:p text:style-name="P2">String signature = "(String, Integer[])";</text:p>
      <text:p text:style-name="P2">System.out.println("Overridden: " + str + " " + signature);</text:p>
      <text:p text:style-name="P2">return 0;</text:p>
      <text:p text:style-name="P2">}</text:p>
      <text:p text:style-name="P2">public static void main(String... args)</text:p>
      <text:p text:style-name="P2">{</text:p>
      <text:p text:style-name="P2">SuperClass sb = new Test();</text:p>
      <text:p text:style-name="P2">try{</text:p>
      <text:p text:style-name="P2">sb.doIt("hello", 3);</text:p>
      <text:p text:style-name="P2">}catch(Exception e){</text:p>
      <text:p text:style-name="P2">}</text:p>
      <text:p text:style-name="P2">}</text:p>
      <text:p text:style-name="P2"><text:soft-page-break/>}</text:p>
      <text:p text:style-name="P1">A) Overridden:hello(String,</text:p>
      <text:p text:style-name="P1">Integer[])</text:p>
      <text:p text:style-name="P1">B) hello (String, Integer[])</text:p>
      <text:p text:style-name="P1">C) This code throws exception at run time</text:p>
      <text:p text:style-name="P1">D) compile time error</text:p>
      <text:p text:style-name="P1"/>
      <text:p text:style-name="P9">Ans:d</text:p>
      <text:p text:style-name="P2">10. Pick runtime exception?....A. ClassCastException</text:p>
      <text:p text:style-name="P2">B. FileNotFoundException</text:p>
      <text:p text:style-name="P2">C. NullPointerException</text:p>
      <text:p text:style-name="P2">D. SecurityException</text:p>
      <text:p text:style-name="P2">E. Above all</text:p>
      <text:p text:style-name="P1">A) A,B,C</text:p>
      <text:p text:style-name="P1">B) C,D,E</text:p>
      <text:p text:style-name="P1">C) A,D,E</text:p>
      <text:p text:style-name="P1">D) A,C,D</text:p>
      <text:p text:style-name="P1">E) E</text:p>
      <text:p text:style-name="P9">Ans:E</text:p>
      <text:p text:style-name="P1"/>
      <text:p text:style-name="P2">11. In multiple catch clause which of the following statements are valid?</text:p>
      <text:p text:style-name="P1">A) Super class block will execute first</text:p>
      <text:p text:style-name="P1">B) Sub class catch block will execute first</text:p>
      <text:p text:style-name="P1">C) Super class catch block will never execute</text:p>
      <text:p text:style-name="P1">D) Sub class catch block will never execute</text:p>
      <text:p text:style-name="P1"/>
      <text:p text:style-name="P9">Ans:b</text:p>
      <text:p text:style-name="P2">12. What is the output of the below code:</text:p>
      <text:p text:style-name="P2">public class Test {</text:p>
      <text:p text:style-name="P2">public static void main(String[] args) {</text:p>
      <text:p text:style-name="P2">double x = 0, y = 5.4324;</text:p>
      <text:p text:style-name="P2">try {</text:p>
      <text:p text:style-name="P2"><text:soft-page-break/>System.out.println( (y/x) );</text:p>
      <text:p text:style-name="P2">}</text:p>
      <text:p text:style-name="P2">catch (Exception e) {</text:p>
      <text:p text:style-name="P2">System.out.println("Exception");</text:p>
      <text:p text:style-name="P2">}</text:p>
      <text:p text:style-name="P2">catch (Throwable t) {</text:p>
      <text:p text:style-name="P2">System.out.println("Error");</text:p>
      <text:p text:style-name="P2">} } }</text:p>
      <text:p text:style-name="P1">A) Exception</text:p>
      <text:p text:style-name="P1">B) Error</text:p>
      <text:p text:style-name="P1">C) Infinity</text:p>
      <text:p text:style-name="P1">D) Exception Error</text:p>
      <text:p text:style-name="P1"/>
      <text:p text:style-name="P9">Ans:c</text:p>
      <text:p text:style-name="P2">13. What is the output of the below code:</text:p>
      <text:p text:style-name="P2">class OurCreatedException extends Exception{</text:p>
      <text:p text:style-name="P2">OurCreatedException(){</text:p>
      <text:p text:style-name="P2">super();</text:p>
      <text:p text:style-name="P2">}</text:p>
      <text:p text:style-name="P2">}</text:p>
      <text:p text:style-name="P2">class XYZ{</text:p>
      <text:p text:style-name="P2">public static void method(String name) throws OurCreatedException{</text:p>
      <text:p text:style-name="P2">if(name==null){</text:p>
      <text:p text:style-name="P2">throw new OurCreatedException();</text:p>
      <text:p text:style-name="P2">}</text:p>
      <text:p text:style-name="P2">else{</text:p>
      <text:p text:style-name="P2">System.out.println("Welcome "+name);</text:p>
      <text:p text:style-name="P2">}}</text:p>
      <text:p text:style-name="P2">}</text:p>
      <text:p text:style-name="P2">class Test{</text:p>
      <text:p text:style-name="P2">public static void main(String[] args) {</text:p>
      <text:p text:style-name="P2">XYZ.method("John");</text:p>
      <text:p text:style-name="P2"><text:soft-page-break/>}</text:p>
      <text:p text:style-name="P2">}</text:p>
      <text:p text:style-name="P1">A) Welcome John</text:p>
      <text:p text:style-name="P1">B) null</text:p>
      <text:p text:style-name="P1">C) Compilation fails</text:p>
      <text:p text:style-name="P1">D) OurCreatedException thrown at run time</text:p>
      <text:p text:style-name="P1"/>
      <text:p text:style-name="P10">Ans:d</text:p>
      <text:p text:style-name="P2">14. What type of Exception Occurs at the following snippet code:</text:p>
      <text:p text:style-name="P2">Number n = new Integer(12);</text:p>
      <text:p text:style-name="P2">Double d = (Double)n;</text:p>
      <text:p text:style-name="P2">System.out.println(d);</text:p>
      <text:p text:style-name="P1">A) NumberFormatException</text:p>
      <text:p text:style-name="P1">B) ClassCastException</text:p>
      <text:p text:style-name="P1">C) InputMisMatchException</text:p>
      <text:p text:style-name="P1">D) None of the above</text:p>
      <text:p text:style-name="P10">Ans:b</text:p>
      <text:p text:style-name="P1"/>
      <text:p text:style-name="P2">15. What is the output of the below code:</text:p>
      <text:p text:style-name="P2">public class DemoProgram {</text:p>
      <text:p text:style-name="P2">public static void main(String[] args) {</text:p>
      <text:p text:style-name="P2">try{</text:p>
      <text:p text:style-name="P2">int a=0,b=10;</text:p>
      <text:p text:style-name="P2">int c=a/b;</text:p>
      <text:p text:style-name="P2">System.out.println("Hello");</text:p>
      <text:p text:style-name="P2">}catch(ArithmeticException e){</text:p>
      <text:p text:style-name="P2">System.out.println("world");</text:p>
      <text:p text:style-name="P2">}</text:p>
      <text:p text:style-name="P2">}</text:p>
      <text:p text:style-name="P2">}</text:p>
      <text:p text:style-name="P1">A) world</text:p>
      <text:p text:style-name="P1">B) Hello</text:p>
      <text:p text:style-name="P1"><text:soft-page-break/>C) ArithmeticException</text:p>
      <text:p text:style-name="P1">D) Compilation fails</text:p>
      <text:p text:style-name="P1"/>
      <text:p text:style-name="P10">Ans:b</text:p>
      <text:p text:style-name="P2">16. What type of exception occurs in the below code:</text:p>
      <text:p text:style-name="P2">class Test{</text:p>
      <text:p text:style-name="P2">public static void main(String[] args) {</text:p>
      <text:p text:style-name="P2">try{</text:p>
      <text:p text:style-name="P2">int[] array = {1,3,5,6};</text:p>
      <text:p text:style-name="P2">System.out.println(array[-1]);</text:p>
      <text:p text:style-name="P2">}catch(NegativeArraySizeException ne){</text:p>
      <text:p text:style-name="P2">ne.printStackTrace();</text:p>
      <text:p text:style-name="P2">}</text:p>
      <text:p text:style-name="P2">catch(ArrayIndexOutOfBoundsException ae){ae.printStackTrace();</text:p>
      <text:p text:style-name="P2">}</text:p>
      <text:p text:style-name="P2">}</text:p>
      <text:p text:style-name="P2">}</text:p>
      <text:p text:style-name="P1">A) NegativeArraySizeException</text:p>
      <text:p text:style-name="P1">B) ArrayIndexOutOfBoundsException</text:p>
      <text:p text:style-name="P1">C) both a &amp; b</text:p>
      <text:p text:style-name="P1">D) none of the above mentioned</text:p>
      <text:p text:style-name="P10">Ans:b</text:p>
      <text:p text:style-name="P1"/>
      <text:p text:style-name="P1"/>
      <text:p text:style-name="P2">17. Given that the current directory is empty, and that the user has read and write</text:p>
      <text:p text:style-name="P2">permissions, and</text:p>
      <text:p text:style-name="P2">the following:</text:p>
      <text:p text:style-name="P2">11. import java.io.*;</text:p>
      <text:p text:style-name="P2">12. public class DOS {</text:p>
      <text:p text:style-name="P2">13. public static void main(String[] args) {</text:p>
      <text:p text:style-name="P2">14. File dir = new File("dir");</text:p>
      <text:p text:style-name="P2">15. dir.mkdir();</text:p>
      <text:p text:style-name="P2"><text:soft-page-break/>16. File f1 = new File(dir, "f1.txt");</text:p>
      <text:p text:style-name="P2">17. try {</text:p>
      <text:p text:style-name="P2">18. f1.createNewFile();</text:p>
      <text:p text:style-name="P2">19. } catch (IOException e) { ; }</text:p>
      <text:p text:style-name="P2">20. File newDir = new File("newDir");</text:p>
      <text:p text:style-name="P2">21. dir.renameTo(newDir);</text:p>
      <text:p text:style-name="P2">22. }</text:p>
      <text:p text:style-name="P2">23. }</text:p>
      <text:p text:style-name="P2">Which statement is true?</text:p>
      <text:p text:style-name="P2">A. Compilation fails.</text:p>
      <text:p text:style-name="P2">B. The file system has a new empty directory named dir.</text:p>
      <text:p text:style-name="P2">C. The file system has a new empty directory named newDir.</text:p>
      <text:p text:style-name="P2">D. The file system has a directory named dir, containing a file f1.txt.</text:p>
      <text:p text:style-name="P2">E. The file system has a directory named newDir, containing a file f1.txt.</text:p>
      <text:p text:style-name="P1">A) A</text:p>
      <text:p text:style-name="P1">B) B</text:p>
      <text:p text:style-name="P1">C) C</text:p>
      <text:p text:style-name="P1">D) D</text:p>
      <text:p text:style-name="P1">E) E</text:p>
      <text:p text:style-name="P13">Ans:<text:span text:style-name="T3">E</text:span></text:p>
      <text:p text:style-name="P1"/>
      <text:p text:style-name="P1"/>
      <text:p text:style-name="P1"/>
      <text:p text:style-name="P2">18. What will be the result of compiling and run the</text:p>
      <text:p text:style-name="P2">following code:</text:p>
      <text:p text:style-name="P2">import java.io.File;</text:p>
      <text:p text:style-name="P2">public class Test {</text:p>
      <text:p text:style-name="P2">public static void main(String... args) throws Exception {</text:p>
      <text:p text:style-name="P2">File myDir = new File("test");</text:p>
      <text:p text:style-name="P2">// myDir.mkdir();</text:p>
      <text:p text:style-name="P2">File myFile = new File( myDir, "test.txt");</text:p>
      <text:p text:style-name="P2">myFile.createNewFile();</text:p>
      <text:p text:style-name="P2"><text:soft-page-break/>}}</text:p>
      <text:p text:style-name="P1">A) create directory "test" and a file name as "test.txt</text:p>
      <text:p text:style-name="P1">B) java.io.IOException</text:p>
      <text:p text:style-name="P1">C) Compile with error</text:p>
      <text:p text:style-name="P1">D) None of the above</text:p>
      <text:p text:style-name="P13">Ans:<text:span text:style-name="T4">B</text:span></text:p>
      <text:p text:style-name="P1"/>
      <text:p text:style-name="P2">19. <text:s/>Which of the following is correct about junit?</text:p>
      <text:p text:style-name="P1">a)It is an open source framework.</text:p>
      <text:p text:style-name="P1">b)It provides Annotation to identify</text:p>
      <text:p text:style-name="P1">the test methods.</text:p>
      <text:p text:style-name="P1">c) It provides Assertions for testing</text:p>
      <text:p text:style-name="P1">Expected results</text:p>
      <text:p text:style-name="P1">d)All of the above</text:p>
      <text:p text:style-name="P11">Ans:c</text:p>
      <text:p text:style-name="P1"/>
      <text:p text:style-name="P2">20. Name the pattern which involves a single class which is responsible to create an object while</text:p>
      <text:p text:style-name="P2">making sure that only single object gets created?</text:p>
      <text:p text:style-name="P11">Ans:singleton pattern</text:p>
      <text:p text:style-name="P1"/>
      <text:p text:style-name="P1"/>
      <text:p text:style-name="P2">21. What is the output of this program?</text:p>
      <text:p text:style-name="P2">import java.util.*;</text:p>
      <text:p text:style-name="P2">public class genericstack &lt;E&gt; {</text:p>
      <text:p text:style-name="P2">Stack &lt;E&gt; stk = new Stack &lt;E&gt;();</text:p>
      <text:p text:style-name="P2">public void push(E obj) {</text:p>
      <text:p text:style-name="P2">stk.push(obj);</text:p>
      <text:p text:style-name="P2">}</text:p>
      <text:p text:style-name="P2">public E pop() {</text:p>
      <text:p text:style-name="P2">E obj = stk.pop();</text:p>
      <text:p text:style-name="P2">return obj;</text:p>
      <text:p text:style-name="P2">}</text:p>
      <text:p text:style-name="P2"><text:soft-page-break/>}</text:p>
      <text:p text:style-name="P2">class Output {</text:p>
      <text:p text:style-name="P2">public static void main(String args[])</text:p>
      <text:p text:style-name="P2">{</text:p>
      <text:p text:style-name="P2">genericstack &lt;String&gt; gs = new gene</text:p>
      <text:p text:style-name="P2">ricstack&lt;String&gt;();</text:p>
      <text:p text:style-name="P2">gs.push("Hello");</text:p>
      <text:p text:style-name="P2">System.out.print(gs.pop() + " ");</text:p>
      <text:p text:style-name="P2">genericstack &lt;Integer&gt; gs = new gen</text:p>
      <text:p text:style-name="P2">ericstack&lt;Integer&gt;();</text:p>
      <text:p text:style-name="P2">gs.push(36);</text:p>
      <text:p text:style-name="P2">System.out.println(gs.pop());</text:p>
      <text:p text:style-name="P2">}</text:p>
      <text:p text:style-name="P2">}</text:p>
      <text:p text:style-name="P1">a) Error</text:p>
      <text:p text:style-name="P1">b) Hello</text:p>
      <text:p text:style-name="P1">c) 36</text:p>
      <text:p text:style-name="P1">d) Hello 36</text:p>
      <text:p text:style-name="P1"/>
      <text:p text:style-name="P12">Ans:d</text:p>
      <text:p text:style-name="P2">22. What is the output of this program?</text:p>
      <text:p text:style-name="P2">import java.util.*;</text:p>
      <text:p text:style-name="P2">class Collection_Algos {</text:p>
      <text:p text:style-name="P2">public static void main(String args[])</text:p>
      <text:p text:style-name="P2">{LinkedList list = new LinkedList();</text:p>
      <text:p text:style-name="P2">list.add(new Integer(2));</text:p>
      <text:p text:style-name="P2">list.add(new Integer(8));</text:p>
      <text:p text:style-name="P2">list.add(new Integer(5));</text:p>
      <text:p text:style-name="P2">list.add(new Integer(1));</text:p>
      <text:p text:style-name="P2">Iterator i = list.iterator();</text:p>
      <text:p text:style-name="P2">Collections.reverse(list);</text:p>
      <text:p text:style-name="P2">Collections.sort(list);</text:p>
      <text:p text:style-name="P2"><text:soft-page-break/>while(i.hasNext())</text:p>
      <text:p text:style-name="P2">System.out.print(i.next() + " ");</text:p>
      <text:p text:style-name="P2">}</text:p>
      <text:p text:style-name="P2">}</text:p>
      <text:p text:style-name="P1">a) 2 8 5 1</text:p>
      <text:p text:style-name="P1">b) 1 5 8 2</text:p>
      <text:p text:style-name="P1">c) 1 2 5 8</text:p>
      <text:p text:style-name="P1">d) 2 1 8 5</text:p>
      <text:p text:style-name="P1"/>
      <text:p text:style-name="P12">Ans:a</text:p>
      <text:p text:style-name="P2">23. What is the output of this program?</text:p>
      <text:p text:style-name="P2">import java.util.*;</text:p>
      <text:p text:style-name="P2">class Bitset {</text:p>
      <text:p text:style-name="P2">public static void main(String args[])</text:p>
      <text:p text:style-name="P2">{</text:p>
      <text:p text:style-name="P2">BitSet obj = new BitSet(5);</text:p>
      <text:p text:style-name="P2">for (int i = 0; i &lt; 5; ++i)</text:p>
      <text:p text:style-name="P2">obj.set(i);</text:p>
      <text:p text:style-name="P2">obj.clear(2);</text:p>
      <text:p text:style-name="P2">System.out.print(obj);</text:p>
      <text:p text:style-name="P2">}</text:p>
      <text:p text:style-name="P2">}</text:p>
      <text:p text:style-name="P1">a) {0, 1, 3, 4}</text:p>
      <text:p text:style-name="P1">b) {0, 1, 2, 4}</text:p>
      <text:p text:style-name="P1">c) {0, 1, 2, 3, 4}</text:p>
      <text:p text:style-name="P1">d) {0, 0, 0, 3, 4}</text:p>
      <text:p text:style-name="P14">Ans: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9T09:42:22.681278126</dc:date>
    <meta:editing-duration>PT1M46S</meta:editing-duration>
    <meta:editing-cycles>2</meta:editing-cycles>
    <meta:document-statistic meta:table-count="0" meta:image-count="0" meta:object-count="0" meta:page-count="12" meta:paragraph-count="347" meta:word-count="1172" meta:character-count="7335" meta:non-whitespace-character-count="6509"/>
  </office:meta>
</office:document-meta>
</file>